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ac567" officeooo:paragraph-rsid="001ac567"/>
    </style:style>
    <style:style style:name="P2" style:family="paragraph" style:parent-style-name="Standard">
      <style:text-properties officeooo:rsid="001d7be3" officeooo:paragraph-rsid="001d7be3"/>
    </style:style>
    <style:style style:name="P3" style:family="paragraph" style:parent-style-name="Standard" style:list-style-name="L1">
      <style:text-properties officeooo:rsid="001d7be3" officeooo:paragraph-rsid="001d7be3"/>
    </style:style>
    <style:style style:name="P4" style:family="paragraph" style:parent-style-name="Standard">
      <style:text-properties fo:font-size="18pt" fo:font-weight="bold" officeooo:rsid="001ac567" officeooo:paragraph-rsid="001ac567" style:font-size-asian="18pt" style:font-weight-asian="bold" style:font-size-complex="18pt" style:font-weight-complex="bold"/>
    </style:style>
    <style:style style:name="P5" style:family="paragraph" style:parent-style-name="Standard" style:list-style-name="L1">
      <style:text-properties officeooo:rsid="001f6df9" officeooo:paragraph-rsid="001f6df9"/>
    </style:style>
    <style:style style:name="P6" style:family="paragraph" style:parent-style-name="Standard">
      <style:text-properties officeooo:rsid="001f6df9" officeooo:paragraph-rsid="001f6df9"/>
    </style:style>
    <style:style style:name="P7" style:family="paragraph" style:parent-style-name="Standard">
      <style:text-properties officeooo:rsid="002112a8" officeooo:paragraph-rsid="002112a8"/>
    </style:style>
    <style:style style:name="P8" style:family="paragraph" style:parent-style-name="Standard">
      <style:text-properties officeooo:rsid="0021fa94" officeooo:paragraph-rsid="0021fa94"/>
    </style:style>
    <style:style style:name="P9" style:family="paragraph" style:parent-style-name="Standard">
      <style:text-properties officeooo:rsid="00237d8e" officeooo:paragraph-rsid="00237d8e"/>
    </style:style>
    <style:style style:name="P10" style:family="paragraph" style:parent-style-name="Standard">
      <style:text-properties officeooo:rsid="0024c304" officeooo:paragraph-rsid="0024c304"/>
    </style:style>
    <style:style style:name="P11" style:family="paragraph" style:parent-style-name="Standard">
      <style:text-properties officeooo:rsid="00252721" officeooo:paragraph-rsid="00252721"/>
    </style:style>
    <style:style style:name="P12" style:family="paragraph" style:parent-style-name="Standard">
      <style:text-properties officeooo:rsid="0026a7e5" officeooo:paragraph-rsid="0026a7e5"/>
    </style:style>
    <style:style style:name="P13" style:family="paragraph" style:parent-style-name="Standard">
      <style:text-properties officeooo:rsid="00292a79" officeooo:paragraph-rsid="00292a79"/>
    </style:style>
    <style:style style:name="P14" style:family="paragraph" style:parent-style-name="Standard">
      <style:text-properties officeooo:paragraph-rsid="00292a79"/>
    </style:style>
    <style:style style:name="P15" style:family="paragraph" style:parent-style-name="Standard">
      <style:text-properties style:font-name="Liberation Serif" fo:font-size="12pt" officeooo:rsid="00295664" officeooo:paragraph-rsid="00295664" style:font-size-asian="10.5pt" style:font-size-complex="12pt"/>
    </style:style>
    <style:style style:name="P16" style:family="paragraph" style:parent-style-name="Standard">
      <style:text-properties style:font-name="Liberation Serif" fo:font-size="12pt" officeooo:rsid="002ac22d" officeooo:paragraph-rsid="002ac22d" style:font-size-asian="10.5pt" style:font-size-complex="12pt"/>
    </style:style>
    <style:style style:name="P17" style:family="paragraph" style:parent-style-name="Standard">
      <style:text-properties style:font-name="Liberation Serif" fo:font-size="12pt" officeooo:rsid="002c9ab8" officeooo:paragraph-rsid="002c9ab8" style:font-size-asian="10.5pt" style:font-size-complex="12pt"/>
    </style:style>
    <style:style style:name="P18" style:family="paragraph" style:parent-style-name="Standard">
      <style:text-properties style:font-name="Liberation Serif" fo:font-size="12pt" officeooo:rsid="002e72d5" officeooo:paragraph-rsid="002e72d5" style:font-size-asian="10.5pt" style:font-size-complex="12pt"/>
    </style:style>
    <style:style style:name="P19" style:family="paragraph" style:parent-style-name="Standard">
      <style:text-properties style:font-name="Liberation Serif" fo:font-size="12pt" officeooo:rsid="003003b6" officeooo:paragraph-rsid="003003b6" style:font-size-asian="10.5pt" style:font-size-complex="12pt"/>
    </style:style>
    <style:style style:name="P20" style:family="paragraph" style:parent-style-name="Standard">
      <style:text-properties style:font-name="Liberation Serif" fo:font-size="12pt" officeooo:rsid="003003b6" officeooo:paragraph-rsid="003c04a4" style:font-size-asian="10.5pt" style:font-size-complex="12pt"/>
    </style:style>
    <style:style style:name="P21" style:family="paragraph" style:parent-style-name="Standard">
      <style:text-properties style:font-name="Liberation Serif" fo:font-size="12pt" officeooo:rsid="00303b33" officeooo:paragraph-rsid="00303b33" style:font-size-asian="10.5pt" style:font-size-complex="12pt"/>
    </style:style>
    <style:style style:name="P22" style:family="paragraph" style:parent-style-name="Standard">
      <style:text-properties style:font-name="Liberation Serif" fo:font-size="12pt" officeooo:rsid="00320e55" officeooo:paragraph-rsid="00320e55" style:font-size-asian="10.5pt" style:font-size-complex="12pt"/>
    </style:style>
    <style:style style:name="P23" style:family="paragraph" style:parent-style-name="Standard">
      <style:text-properties style:font-name="Liberation Serif" fo:font-size="12pt" officeooo:rsid="003363d6" officeooo:paragraph-rsid="003363d6" style:font-size-asian="10.5pt" style:font-size-complex="12pt"/>
    </style:style>
    <style:style style:name="P24" style:family="paragraph" style:parent-style-name="Standard">
      <style:text-properties style:font-name="Liberation Serif" fo:font-size="12pt" officeooo:rsid="0035246c" officeooo:paragraph-rsid="0035246c" style:font-size-asian="10.5pt" style:font-size-complex="12pt"/>
    </style:style>
    <style:style style:name="P25" style:family="paragraph" style:parent-style-name="Standard">
      <style:text-properties style:font-name="Liberation Serif" fo:font-size="12pt" officeooo:rsid="003591e9" officeooo:paragraph-rsid="003591e9" style:font-size-asian="10.5pt" style:font-size-complex="12pt"/>
    </style:style>
    <style:style style:name="P26" style:family="paragraph" style:parent-style-name="Standard">
      <style:text-properties style:font-name="Liberation Serif" fo:font-size="12pt" officeooo:rsid="003708ff" officeooo:paragraph-rsid="003708ff" style:font-size-asian="10.5pt" style:font-size-complex="12pt"/>
    </style:style>
    <style:style style:name="P27" style:family="paragraph" style:parent-style-name="Standard">
      <style:text-properties style:font-name="Liberation Serif" fo:font-size="12pt" officeooo:rsid="00391504" officeooo:paragraph-rsid="00391504" style:font-size-asian="10.5pt" style:font-size-complex="12pt"/>
    </style:style>
    <style:style style:name="P28" style:family="paragraph" style:parent-style-name="Standard">
      <style:text-properties style:font-name="Liberation Serif" fo:font-size="12pt" officeooo:rsid="003aebe9" officeooo:paragraph-rsid="003aebe9" style:font-size-asian="10.5pt" style:font-size-complex="12pt"/>
    </style:style>
    <style:style style:name="P29" style:family="paragraph" style:parent-style-name="Standard">
      <style:text-properties style:font-name="Liberation Serif" fo:font-size="12pt" officeooo:rsid="003b2bf8" officeooo:paragraph-rsid="003b2bf8" style:font-size-asian="10.5pt" style:font-size-complex="12pt"/>
    </style:style>
    <style:style style:name="P30" style:family="paragraph" style:parent-style-name="Standard">
      <style:text-properties style:font-name="Liberation Serif" fo:font-size="12pt" officeooo:rsid="003f714a" officeooo:paragraph-rsid="003f714a" style:font-size-asian="10.5pt" style:font-size-complex="12pt"/>
    </style:style>
    <style:style style:name="P31" style:family="paragraph" style:parent-style-name="Standard">
      <style:text-properties style:font-name="Liberation Serif" fo:font-size="12pt" officeooo:rsid="004110d0" officeooo:paragraph-rsid="004110d0" style:font-size-asian="10.5pt" style:font-size-complex="12pt"/>
    </style:style>
    <style:style style:name="P32" style:family="paragraph" style:parent-style-name="Standard">
      <style:text-properties style:font-name="Liberation Serif" fo:font-size="12pt" officeooo:rsid="00427e97" officeooo:paragraph-rsid="00427e97" style:font-size-asian="10.5pt" style:font-size-complex="12pt"/>
    </style:style>
    <style:style style:name="P33" style:family="paragraph" style:parent-style-name="Standard">
      <style:text-properties style:font-name="Liberation Serif" fo:font-size="12pt" officeooo:rsid="00444c18" officeooo:paragraph-rsid="00444c18" style:font-size-asian="10.5pt" style:font-size-complex="12pt"/>
    </style:style>
    <style:style style:name="P34" style:family="paragraph" style:parent-style-name="Standard">
      <style:text-properties style:font-name="Liberation Serif" fo:font-size="12pt" officeooo:rsid="00497022" officeooo:paragraph-rsid="00497022" style:font-size-asian="10.5pt" style:font-size-complex="12pt"/>
    </style:style>
    <style:style style:name="P35" style:family="paragraph" style:parent-style-name="Standard">
      <style:text-properties style:font-name="Liberation Serif" fo:font-size="12pt" officeooo:rsid="0049c5fd" officeooo:paragraph-rsid="0049c5fd" style:font-size-asian="10.5pt" style:font-size-complex="12pt"/>
    </style:style>
    <style:style style:name="P36" style:family="paragraph" style:parent-style-name="Standard">
      <style:text-properties style:font-name="Liberation Serif" fo:font-size="12pt" officeooo:paragraph-rsid="00474abd" style:font-size-asian="10.5pt"/>
    </style:style>
    <style:style style:name="P37" style:family="paragraph" style:parent-style-name="Standard">
      <style:text-properties officeooo:paragraph-rsid="002ac22d"/>
    </style:style>
    <style:style style:name="P38" style:family="paragraph" style:parent-style-name="Standard">
      <style:text-properties fo:color="#000000" style:font-name="Consolas" fo:font-size="9.5pt" style:font-size-asian="9.5pt" fo:background-color="#ffffff"/>
    </style:style>
    <style:style style:name="P39" style:family="paragraph" style:parent-style-name="Standard">
      <style:text-properties officeooo:paragraph-rsid="002c9ab8"/>
    </style:style>
    <style:style style:name="P40" style:family="paragraph" style:parent-style-name="Standard">
      <style:text-properties officeooo:paragraph-rsid="002e72d5"/>
    </style:style>
    <style:style style:name="P41" style:family="paragraph" style:parent-style-name="Standard">
      <style:text-properties officeooo:paragraph-rsid="003363d6"/>
    </style:style>
    <style:style style:name="P42" style:family="paragraph" style:parent-style-name="Standard">
      <style:text-properties officeooo:paragraph-rsid="003591e9"/>
    </style:style>
    <style:style style:name="P43" style:family="paragraph" style:parent-style-name="Standard">
      <style:text-properties officeooo:paragraph-rsid="003708ff"/>
    </style:style>
    <style:style style:name="P44" style:family="paragraph" style:parent-style-name="Standard">
      <style:text-properties officeooo:paragraph-rsid="003aebe9"/>
    </style:style>
    <style:style style:name="P45" style:family="paragraph" style:parent-style-name="Standard">
      <style:text-properties officeooo:paragraph-rsid="003f714a"/>
    </style:style>
    <style:style style:name="P46" style:family="paragraph" style:parent-style-name="Standard">
      <style:text-properties officeooo:paragraph-rsid="00427e97"/>
    </style:style>
    <style:style style:name="P47" style:family="paragraph" style:parent-style-name="Standard">
      <style:text-properties officeooo:paragraph-rsid="00497022"/>
    </style:style>
    <style:style style:name="P48" style:family="paragraph" style:parent-style-name="Standard">
      <style:text-properties officeooo:paragraph-rsid="0049c5fd"/>
    </style:style>
    <style:style style:name="P49" style:family="paragraph" style:parent-style-name="Standard">
      <style:text-properties officeooo:paragraph-rsid="004b42f9"/>
    </style:style>
    <style:style style:name="T1" style:family="text">
      <style:text-properties officeooo:rsid="00277039"/>
    </style:style>
    <style:style style:name="T2" style:family="text">
      <style:text-properties officeooo:rsid="00292a79"/>
    </style:style>
    <style:style style:name="T3" style:family="text">
      <style:text-properties fo:color="#000000" style:font-name="Consolas" fo:font-size="9.5pt" style:font-size-asian="9.5pt" fo:background-color="#ffffff"/>
    </style:style>
    <style:style style:name="T4" style:family="text">
      <style:text-properties fo:color="#000000" style:font-name="Consolas" fo:font-size="9.5pt" officeooo:rsid="00292a79" style:font-size-asian="9.5pt" fo:background-color="#ffffff"/>
    </style:style>
    <style:style style:name="T5" style:family="text">
      <style:text-properties fo:color="#000000" style:font-name="Consolas" fo:font-size="9.5pt" officeooo:rsid="0039be8a" style:font-size-asian="9.5pt" fo:background-color="#ffffff"/>
    </style:style>
    <style:style style:name="T6" style:family="text">
      <style:text-properties fo:color="#000000" style:font-name="Consolas" fo:font-size="9.5pt" officeooo:rsid="00474abd" style:font-size-asian="9.5pt" style:font-size-complex="12pt" fo:background-color="#ffffff"/>
    </style:style>
    <style:style style:name="T7" style:family="text">
      <style:text-properties fo:color="#000000" style:font-name="Consolas" fo:font-size="9.5pt" officeooo:rsid="003b2bf8" style:font-size-asian="9.5pt" style:font-size-complex="12pt" fo:background-color="#ffffff"/>
    </style:style>
    <style:style style:name="T8" style:family="text">
      <style:text-properties fo:color="#000000" style:font-name="Consolas" fo:font-size="9.5pt" officeooo:rsid="004d0ad0" style:font-size-asian="9.5pt" fo:background-color="#ffffff"/>
    </style:style>
    <style:style style:name="T9" style:family="text">
      <style:text-properties fo:color="#000000" style:font-name="Consolas" fo:font-size="9.5pt" officeooo:rsid="004ea2f8" style:font-size-asian="9.5pt" fo:background-color="#ffffff"/>
    </style:style>
    <style:style style:name="T10" style:family="text">
      <style:text-properties fo:color="#000000" fo:font-size="9.5pt" style:font-size-asian="9.5pt" fo:background-color="#ffffff"/>
    </style:style>
    <style:style style:name="T11" style:family="text">
      <style:text-properties fo:color="#000000" fo:font-size="9.5pt" officeooo:rsid="003c04a4" style:font-size-asian="9.5pt" style:font-size-complex="9.5pt" fo:background-color="#ffffff"/>
    </style:style>
    <style:style style:name="T12" style:family="text">
      <style:text-properties fo:color="#000000" fo:font-size="9.5pt" officeooo:rsid="003d9ed8" style:font-size-asian="9.5pt" style:font-size-complex="9.5pt" fo:background-color="#ffffff"/>
    </style:style>
    <style:style style:name="T13" style:family="text">
      <style:text-properties fo:color="#000000" fo:background-color="#ffffff"/>
    </style:style>
    <style:style style:name="T14" style:family="text">
      <style:text-properties fo:color="#000000" style:font-name="Liberation Serif" fo:font-size="12pt" officeooo:rsid="002ac22d" style:font-size-asian="10.5pt" style:font-size-complex="12pt" fo:background-color="#ffffff"/>
    </style:style>
    <style:style style:name="T15" style:family="text">
      <style:text-properties fo:color="#000000" style:font-name="Liberation Serif" fo:font-size="12pt" officeooo:rsid="002c9ab8" style:font-size-asian="10.5pt" style:font-size-complex="12pt" fo:background-color="#ffffff"/>
    </style:style>
    <style:style style:name="T16" style:family="text">
      <style:text-properties fo:color="#000000" style:font-name="Liberation Serif" fo:font-size="12pt" officeooo:rsid="002e72d5" style:font-size-asian="10.5pt" style:font-size-complex="12pt" fo:background-color="#ffffff"/>
    </style:style>
    <style:style style:name="T17" style:family="text">
      <style:text-properties fo:color="#000000" style:font-name="Liberation Serif" fo:font-size="12pt" officeooo:rsid="003363d6" style:font-size-asian="10.5pt" style:font-size-complex="12pt" fo:background-color="#ffffff"/>
    </style:style>
    <style:style style:name="T18" style:family="text">
      <style:text-properties fo:color="#000000" style:font-name="Liberation Serif" fo:font-size="12pt" officeooo:rsid="003591e9" style:font-size-asian="10.5pt" style:font-size-complex="12pt" fo:background-color="#ffffff"/>
    </style:style>
    <style:style style:name="T19" style:family="text">
      <style:text-properties fo:color="#000000" style:font-name="Liberation Serif" fo:font-size="12pt" officeooo:rsid="003708ff" style:font-size-asian="10.5pt" style:font-size-complex="12pt" fo:background-color="#ffffff"/>
    </style:style>
    <style:style style:name="T20" style:family="text">
      <style:text-properties fo:color="#000000" style:font-name="Liberation Serif" fo:font-size="12pt" officeooo:rsid="003aebe9" style:font-size-asian="10.5pt" style:font-size-complex="12pt" fo:background-color="#ffffff"/>
    </style:style>
    <style:style style:name="T21" style:family="text">
      <style:text-properties fo:color="#000000" style:font-name="Liberation Serif" fo:font-size="12pt" officeooo:rsid="003b2bf8" style:font-size-asian="10.5pt" style:font-size-complex="12pt" fo:background-color="#ffffff"/>
    </style:style>
    <style:style style:name="T22" style:family="text">
      <style:text-properties fo:color="#000000" style:font-name="Liberation Serif" fo:font-size="12pt" officeooo:rsid="003f714a" style:font-size-asian="10.5pt" style:font-size-complex="12pt" fo:background-color="#ffffff"/>
    </style:style>
    <style:style style:name="T23" style:family="text">
      <style:text-properties fo:color="#000000" style:font-name="Liberation Serif" fo:font-size="12pt" officeooo:rsid="00427e97" style:font-size-asian="10.5pt" style:font-size-complex="12pt" fo:background-color="#ffffff"/>
    </style:style>
    <style:style style:name="T24" style:family="text">
      <style:text-properties fo:color="#000000" style:font-name="Liberation Serif" fo:font-size="12pt" officeooo:rsid="00497022" style:font-size-asian="10.5pt" style:font-size-complex="12pt" fo:background-color="#ffffff"/>
    </style:style>
    <style:style style:name="T25" style:family="text">
      <style:text-properties fo:color="#000000" style:font-name="Liberation Serif" fo:font-size="12pt" officeooo:rsid="0049c5fd" style:font-size-asian="10.5pt" style:font-size-complex="12pt" fo:background-color="#ffffff"/>
    </style:style>
    <style:style style:name="T26" style:family="text">
      <style:text-properties fo:color="#000000" style:font-size-asian="12pt" fo:background-color="#ffffff"/>
    </style:style>
    <style:style style:name="T27" style:family="text">
      <style:text-properties fo:color="#000000" officeooo:rsid="00471439" style:font-size-asian="12pt" fo:background-color="#ffffff"/>
    </style:style>
    <style:style style:name="T28" style:family="text">
      <style:text-properties fo:color="#000000" officeooo:rsid="00474abd" style:font-size-asian="12pt" style:font-size-complex="12pt" fo:background-color="#ffffff"/>
    </style:style>
    <style:style style:name="T29" style:family="text">
      <style:text-properties fo:color="#0000ff" style:font-name="Consolas" fo:font-size="9.5pt" style:font-size-asian="9.5pt" fo:background-color="#ffffff"/>
    </style:style>
    <style:style style:name="T30" style:family="text">
      <style:text-properties fo:color="#0000ff" style:font-name="Consolas" fo:font-size="9.5pt" officeooo:rsid="00474abd" style:font-size-asian="9.5pt" style:font-size-complex="12pt" fo:background-color="#ffffff"/>
    </style:style>
    <style:style style:name="T31" style:family="text">
      <style:text-properties fo:color="#0000ff" style:font-name="Consolas" fo:font-size="9.5pt" officeooo:rsid="003b2bf8" style:font-size-asian="9.5pt" style:font-size-complex="12pt" fo:background-color="#ffffff"/>
    </style:style>
    <style:style style:name="T32" style:family="text">
      <style:text-properties fo:color="#a31515" style:font-name="Consolas" fo:font-size="9.5pt" style:font-size-asian="9.5pt" fo:background-color="#ffffff"/>
    </style:style>
    <style:style style:name="T33" style:family="text">
      <style:text-properties fo:color="#a31515" style:font-name="Consolas" fo:font-size="9.5pt" officeooo:rsid="0031b593" style:font-size-asian="9.5pt" fo:background-color="#ffffff"/>
    </style:style>
    <style:style style:name="T34" style:family="text">
      <style:text-properties fo:color="#2b91af" style:font-name="Consolas" fo:font-size="9.5pt" style:font-size-asian="9.5pt" fo:background-color="#ffffff"/>
    </style:style>
    <style:style style:name="T35" style:family="text">
      <style:text-properties fo:color="#844646" style:font-name="Consolas" fo:font-size="9.5pt" style:font-size-asian="9.5pt" fo:background-color="#ffffff"/>
    </style:style>
    <style:style style:name="T36" style:family="text">
      <style:text-properties fo:color="#844646" style:font-name="Consolas" fo:font-size="9.5pt" officeooo:rsid="00474abd" style:font-size-asian="9.5pt" style:font-size-complex="12pt" fo:background-color="#ffffff"/>
    </style:style>
    <style:style style:name="T37" style:family="text">
      <style:text-properties fo:color="#844646" style:font-name="Consolas" fo:font-size="9.5pt" officeooo:rsid="003b2bf8" style:font-size-asian="9.5pt" style:font-size-complex="12pt" fo:background-color="#ffffff"/>
    </style:style>
    <style:style style:name="T38" style:family="text">
      <style:text-properties fo:color="#555555" style:font-name="Consolas" fo:font-size="9.5pt" style:font-size-asian="9.5pt" fo:background-color="#ffffff"/>
    </style:style>
    <style:style style:name="T39" style:family="text">
      <style:text-properties fo:color="#555555" style:font-name="Consolas" fo:font-size="9.5pt" officeooo:rsid="00474abd" style:font-size-asian="9.5pt" style:font-size-complex="12pt" fo:background-color="#ffffff"/>
    </style:style>
    <style:style style:name="T40" style:family="text">
      <style:text-properties fo:color="#555555" style:font-name="Consolas" fo:font-size="9.5pt" officeooo:rsid="003b2bf8" style:font-size-asian="9.5pt" style:font-size-complex="12pt" fo:background-color="#ffffff"/>
    </style:style>
    <style:style style:name="T41" style:family="text">
      <style:text-properties fo:color="#b96464" style:font-name="Consolas" fo:font-size="9.5pt" style:font-size-asian="9.5pt" fo:background-color="#ffffff"/>
    </style:style>
    <style:style style:name="T42" style:family="text">
      <style:text-properties fo:color="#b96464" style:font-name="Consolas" fo:font-size="9.5pt" officeooo:rsid="00474abd" style:font-size-asian="9.5pt" style:font-size-complex="12pt" fo:background-color="#ffffff"/>
    </style:style>
    <style:style style:name="T43" style:family="text">
      <style:text-properties fo:color="#b96464" style:font-name="Consolas" fo:font-size="9.5pt" officeooo:rsid="003b2bf8" style:font-size-asian="9.5pt" style:font-size-complex="12pt" fo:background-color="#ffffff"/>
    </style:style>
    <style:style style:name="T44" style:family="text">
      <style:text-properties fo:color="#6464b9" style:font-name="Consolas" fo:font-size="9.5pt" style:font-size-asian="9.5pt" fo:background-color="#ffffff"/>
    </style:style>
    <style:style style:name="T45" style:family="text">
      <style:text-properties fo:color="#6464b9" style:font-name="Consolas" fo:font-size="9.5pt" officeooo:rsid="00474abd" style:font-size-asian="9.5pt" style:font-size-complex="12pt" fo:background-color="#ffffff"/>
    </style:style>
    <style:style style:name="T46" style:family="text">
      <style:text-properties fo:color="#6464b9" style:font-name="Consolas" fo:font-size="9.5pt" officeooo:rsid="003b2bf8" style:font-size-asian="9.5pt" style:font-size-complex="12pt" fo:background-color="#ffff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uth0</text:p>
      <text:p text:style-name="P1"/>
      <text:p text:style-name="P2">How it works:</text:p>
      <text:list xml:id="list4193461935" text:style-name="L1">
        <text:list-item>
          <text:p text:style-name="P3">app asks user for log in details</text:p>
        </text:list-item>
        <text:list-item>
          <text:p text:style-name="P3">user returns log in details (auth grant) to app</text:p>
        </text:list-item>
        <text:list-item>
          <text:p text:style-name="P3">app sends auth grant to Auth0</text:p>
        </text:list-item>
        <text:list-item>
          <text:p text:style-name="P3">Auth0 sends access token to app upon validation</text:p>
        </text:list-item>
        <text:list-item>
          <text:p text:style-name="P5">app requests data from server</text:p>
        </text:list-item>
        <text:list-item>
          <text:p text:style-name="P5">server returns data to app if access token is valid</text:p>
        </text:list-item>
      </text:list>
      <text:p text:style-name="P6"/>
      <text:p text:style-name="P7">Install the dependencies according to this command: <text:a xlink:type="simple" xlink:href="https://gist.github.com/coryhouse/cec91ea33f950dfdf7b76569f9f7a239" text:style-name="Internet_20_link" text:visited-style-name="Visited_20_Internet_20_Link">https://gist.github.com/coryhouse/cec91ea33f950dfdf7b76569f9f7a239</text:a></text:p>
      <text:p text:style-name="P7"/>
      <text:p text:style-name="P8">Log in to auth0.com</text:p>
      <text:p text:style-name="P9">Click new application</text:p>
      <text:p text:style-name="P9">Give it a name and choose Single Page Web Applications (TODO try out the Native option)</text:p>
      <text:p text:style-name="P10">Select React</text:p>
      <text:p text:style-name="P10">Go to applications</text:p>
      <text:p text:style-name="P10">Select the application</text:p>
      <text:p text:style-name="P10">Go to settings</text:p>
      <text:p text:style-name="P10">Set Allowed Callback URLs to <text:a xlink:type="simple" xlink:href="http://localhost:3000/callback" text:style-name="Internet_20_link" text:visited-style-name="Visited_20_Internet_20_Link">http://localhost:3000/callback</text:a></text:p>
      <text:p text:style-name="P11">Save changes</text:p>
      <text:p text:style-name="P12"><text:span text:style-name="T1">C</text:span>reate .env file in root of project (root, not src)</text:p>
      <text:p text:style-name="P13">Pop this in .env:</text:p>
      <text:p text:style-name="P14"><text:span text:style-name="T2"><text:tab/></text:span><text:span text:style-name="T3">REACT_APP_AUTH0_DOMAIN=</text:span><text:span text:style-name="T4">*Domain from app’s settings page on Auth0*</text:span></text:p>
      <text:p text:style-name="P14"><text:span text:style-name="T3"><text:tab/>REACT_APP_AUTH0_CLIENT_ID=</text:span><text:span text:style-name="T4">*Client ID from app’s settings page on Auth0*</text:span></text:p>
      <text:p text:style-name="P13"><text:span text:style-name="T3"><text:tab/>REACT_APP_AUTH0_CALLBACK=</text:span><text:a xlink:type="simple" xlink:href="http://localhost:3000/callback" text:style-name="Internet_20_link" text:visited-style-name="Visited_20_Internet_20_Link">http://localhost:3000/callback</text:a></text:p>
      <text:p text:style-name="P15"><text:span text:style-name="T13">Create new folder in src folder called Auth</text:span></text:p>
      <text:p text:style-name="P15"><text:span text:style-name="T13">Create new file in Auth folder called Auth.js</text:span></text:p>
      <text:p text:style-name="P16"><text:span text:style-name="T13">Pop this in Auth.js:</text:span></text:p>
      <text:p text:style-name="P37"><text:span text:style-name="T14"><text:tab/></text:span><text:span text:style-name="T29">import</text:span><text:span text:style-name="T3"> auth0 </text:span><text:span text:style-name="T29">from</text:span><text:span text:style-name="T3"> </text:span><text:span text:style-name="T32">'auth0-js'</text:span><text:span text:style-name="T3">;</text:span></text:p>
      <text:p text:style-name="P38"/>
      <text:p text:style-name="Standard"><text:span text:style-name="T29"><text:tab/>export</text:span><text:span text:style-name="T3"> </text:span><text:span text:style-name="T29">default</text:span><text:span text:style-name="T3"> </text:span><text:span text:style-name="T29">class</text:span><text:span text:style-name="T3"> </text:span><text:span text:style-name="T34">Auth</text:span><text:span text:style-name="T3">{</text:span></text:p>
      <text:p text:style-name="Standard"><text:span text:style-name="T3"><text:tab/><text:tab/></text:span><text:span text:style-name="T29">constructor</text:span><text:span text:style-name="T3">(history){</text:span></text:p>
      <text:p text:style-name="Standard"><text:span text:style-name="T3"><text:tab/><text:tab/><text:tab/></text:span><text:span text:style-name="T29">this</text:span><text:span text:style-name="T3">.history = history;</text:span></text:p>
      <text:p text:style-name="Standard"><text:span text:style-name="T3"><text:tab/><text:tab/><text:tab/></text:span><text:span text:style-name="T29">this</text:span><text:span text:style-name="T3">.auth0 = </text:span><text:span text:style-name="T29">new</text:span><text:span text:style-name="T3"> </text:span><text:span text:style-name="T34">auth0</text:span><text:span text:style-name="T3">.WebAuth({</text:span></text:p>
      <text:p text:style-name="Standard"><text:span text:style-name="T3"><text:tab/><text:tab/><text:tab/><text:tab/>domain: process.env.REACT_APP_AUTH0_DOMAIN,</text:span></text:p>
      <text:p text:style-name="Standard"><text:span text:style-name="T3"><text:tab/><text:tab/><text:tab/><text:tab/>clientID: process.env.REACT_APP_AUTH0_CLIENT_ID,</text:span></text:p>
      <text:p text:style-name="Standard"><text:span text:style-name="T3"><text:tab/><text:tab/><text:tab/><text:tab/>redirectUri: process.env.REACT_APP_AUTH0_CALLBACK_URL,</text:span></text:p>
      <text:p text:style-name="Standard"><text:span text:style-name="T3"><text:tab/><text:tab/><text:tab/><text:tab/>responseType: </text:span><text:span text:style-name="T32">"</text:span><text:span text:style-name="T33">t</text:span><text:span text:style-name="T32">oken id_token"</text:span><text:span text:style-name="T3">,</text:span></text:p>
      <text:p text:style-name="Standard"><text:span text:style-name="T3"><text:tab/><text:tab/><text:tab/><text:tab/>scope: </text:span><text:span text:style-name="T32">"openid profile email"</text:span></text:p>
      <text:p text:style-name="Standard"><text:span text:style-name="T3"><text:tab/><text:tab/><text:tab/>});</text:span></text:p>
      <text:p text:style-name="Standard"><text:span text:style-name="T3"><text:tab/><text:tab/>}</text:span></text:p>
      <text:p text:style-name="P16"><text:span text:style-name="T3"><text:tab/>}</text:span></text:p>
      <text:p text:style-name="P17"><text:span text:style-name="T13">Pop this in Auth class:</text:span></text:p>
      <text:p text:style-name="P39"><text:span text:style-name="T15"><text:tab/></text:span><text:span text:style-name="T3">login = () =&gt; {</text:span></text:p>
      <text:p text:style-name="Standard"><text:span text:style-name="T3"><text:tab/><text:tab/></text:span><text:span text:style-name="T29">this</text:span><text:span text:style-name="T3">.auth0.authorize();</text:span></text:p>
      <text:p text:style-name="P17"><text:span text:style-name="T3"><text:tab/>}</text:span></text:p>
      <text:p text:style-name="P18"><text:span text:style-name="T13">Pop this in App class:</text:span></text:p>
      <text:p text:style-name="P40"><text:span text:style-name="T16"><text:tab/></text:span><text:span text:style-name="T29">constructor</text:span><text:span text:style-name="T3">(props){</text:span></text:p>
      <text:p text:style-name="Standard"><text:span text:style-name="T3"><text:tab/><text:tab/></text:span><text:span text:style-name="T29">super</text:span><text:span text:style-name="T3">(props);</text:span></text:p>
      <text:p text:style-name="Standard"><text:span text:style-name="T3"><text:tab/><text:tab/></text:span><text:span text:style-name="T29">this</text:span><text:span text:style-name="T3">.auth = </text:span><text:span text:style-name="T29">new</text:span><text:span text:style-name="T3"> Auth(</text:span><text:span text:style-name="T29">this</text:span><text:span text:style-name="T3">.props.history);</text:span></text:p>
      <text:p text:style-name="P18"><text:soft-page-break/><text:span text:style-name="T3"><text:tab/>}</text:span></text:p>
      <text:p text:style-name="P19"><text:span text:style-name="T13">Change Home Route tag to this:</text:span></text:p>
      <text:p text:style-name="P20"><text:span text:style-name="T13"><text:tab/></text:span><text:span text:style-name="T11">&lt;Nav </text:span><text:span text:style-name="T12">auth={this.auth}/</text:span><text:span text:style-name="T11">&gt;</text:span></text:p>
      <text:p text:style-name="P20"><text:span text:style-name="T3"><text:tab/>&lt;</text:span><text:span text:style-name="T35">Route</text:span><text:span text:style-name="T38"> </text:span><text:span text:style-name="T41">path</text:span><text:span text:style-name="T3">=</text:span><text:span text:style-name="T44">"/"</text:span><text:span text:style-name="T38"> </text:span><text:span text:style-name="T41">exact</text:span><text:span text:style-name="T38"> </text:span><text:span text:style-name="T41">render</text:span><text:span text:style-name="T3">={props =&gt; &lt;</text:span><text:span text:style-name="T35">Home</text:span><text:span text:style-name="T3"> </text:span><text:span text:style-name="T41">auth</text:span><text:span text:style-name="T3">={</text:span><text:span text:style-name="T29">this</text:span><text:span text:style-name="T3">.auth} {...props}/&gt;}/&gt;</text:span></text:p>
      <text:p text:style-name="P21"><text:span text:style-name="T13">Add button to home:</text:span></text:p>
      <text:p text:style-name="P21"><text:span text:style-name="T13"><text:tab/></text:span><text:span text:style-name="T3">&lt;</text:span><text:span text:style-name="T35">button</text:span><text:span text:style-name="T38"> </text:span><text:span text:style-name="T41">onClick</text:span><text:span text:style-name="T3">={</text:span><text:span text:style-name="T29">this</text:span><text:span text:style-name="T3">.props.auth.login}&gt;</text:span><text:span text:style-name="T38">Log In</text:span><text:span text:style-name="T3">&lt;/</text:span><text:span text:style-name="T35">button</text:span><text:span text:style-name="T3">&gt;</text:span></text:p>
      <text:p text:style-name="P22"><text:span text:style-name="T13">Create Callback.js in src</text:span></text:p>
      <text:p text:style-name="P23"><text:span text:style-name="T13">Pop this in there:</text:span></text:p>
      <text:p text:style-name="P41"><text:span text:style-name="T17"><text:tab/></text:span><text:span text:style-name="T29">import</text:span><text:span text:style-name="T3"> React, { Component } </text:span><text:span text:style-name="T29">from</text:span><text:span text:style-name="T3"> </text:span><text:span text:style-name="T32">'react'</text:span><text:span text:style-name="T3">;</text:span></text:p>
      <text:p text:style-name="P38"/>
      <text:p text:style-name="Standard"><text:span text:style-name="T29"><text:tab/>class</text:span><text:span text:style-name="T3"> </text:span><text:span text:style-name="T34">Callback</text:span><text:span text:style-name="T3"> </text:span><text:span text:style-name="T29">extends</text:span><text:span text:style-name="T3"> Component {</text:span></text:p>
      <text:p text:style-name="Standard"><text:span text:style-name="T3"><text:tab/><text:tab/>render() {</text:span></text:p>
      <text:p text:style-name="Standard"><text:span text:style-name="T3"><text:tab/><text:tab/><text:tab/></text:span><text:span text:style-name="T29">return</text:span><text:span text:style-name="T3"> (</text:span></text:p>
      <text:p text:style-name="Standard"><text:span text:style-name="T3"><text:tab/><text:tab/><text:tab/><text:tab/>&lt;</text:span><text:span text:style-name="T35">nav</text:span><text:span text:style-name="T3">&gt;</text:span></text:p>
      <text:p text:style-name="Standard"><text:span text:style-name="T38"><text:tab/><text:tab/><text:tab/><text:tab/><text:tab/></text:span><text:span text:style-name="T3">&lt;</text:span><text:span text:style-name="T35">h1</text:span><text:span text:style-name="T3">&gt;</text:span><text:span text:style-name="T38">Loading...</text:span><text:span text:style-name="T3">&lt;/</text:span><text:span text:style-name="T35">h1</text:span><text:span text:style-name="T3">&gt;</text:span></text:p>
      <text:p text:style-name="Standard"><text:span text:style-name="T38"><text:tab/><text:tab/><text:tab/><text:tab/></text:span><text:span text:style-name="T3">&lt;/</text:span><text:span text:style-name="T35">nav</text:span><text:span text:style-name="T3">&gt;</text:span></text:p>
      <text:p text:style-name="Standard"><text:span text:style-name="T3"><text:tab/><text:tab/><text:tab/>);</text:span></text:p>
      <text:p text:style-name="Standard"><text:span text:style-name="T3"><text:tab/><text:tab/>}</text:span></text:p>
      <text:p text:style-name="Standard"><text:span text:style-name="T3"><text:tab/>}</text:span></text:p>
      <text:p text:style-name="P38"/>
      <text:p text:style-name="P23"><text:span text:style-name="T29"><text:tab/>export</text:span><text:span text:style-name="T3"> </text:span><text:span text:style-name="T29">default</text:span><text:span text:style-name="T3"> Callback;</text:span></text:p>
      <text:p text:style-name="P24"><text:span text:style-name="T13">Pop this in App class among the other routes:</text:span></text:p>
      <text:p text:style-name="P24"><text:span text:style-name="T13"><text:tab/></text:span><text:span text:style-name="T3">&lt;</text:span><text:span text:style-name="T35">Route</text:span><text:span text:style-name="T38"> </text:span><text:span text:style-name="T41">path</text:span><text:span text:style-name="T3">=</text:span><text:span text:style-name="T44">"/callback"</text:span><text:span text:style-name="T38"> </text:span><text:span text:style-name="T41">render</text:span><text:span text:style-name="T3">={props =&gt; &lt;</text:span><text:span text:style-name="T35">Callback</text:span><text:span text:style-name="T3"> </text:span><text:span text:style-name="T41">auth</text:span><text:span text:style-name="T3">={</text:span><text:span text:style-name="T29">this</text:span><text:span text:style-name="T3">.auth} {...props}/&gt;}/&gt;</text:span></text:p>
      <text:p text:style-name="P25"><text:span text:style-name="T13">Pop this in Callback class:</text:span></text:p>
      <text:p text:style-name="P42"><text:span text:style-name="T18"><text:tab/></text:span><text:span text:style-name="T3">componentDidMount = () =&gt; {</text:span></text:p>
      <text:p text:style-name="Standard"><text:span text:style-name="T3"><text:tab/><text:tab/></text:span><text:span text:style-name="T29">if</text:span><text:span text:style-name="T3">(</text:span><text:span text:style-name="T32">/access|id_token|error/</text:span><text:span text:style-name="T3">.test(</text:span><text:span text:style-name="T29">this</text:span><text:span text:style-name="T3">.props.location.hash)){</text:span></text:p>
      <text:p text:style-name="Standard"><text:span text:style-name="T3"><text:tab/><text:tab/><text:tab/></text:span><text:span text:style-name="T29">this</text:span><text:span text:style-name="T3">.props.auth.handleAuthentication();</text:span></text:p>
      <text:p text:style-name="Standard"><text:span text:style-name="T3"><text:tab/><text:tab/>}</text:span><text:span text:style-name="T29">else</text:span><text:span text:style-name="T3">{</text:span></text:p>
      <text:p text:style-name="Standard"><text:span text:style-name="T3"><text:tab/><text:tab/><text:tab/></text:span><text:span text:style-name="T29">throw</text:span><text:span text:style-name="T3"> </text:span><text:span text:style-name="T29">new</text:span><text:span text:style-name="T3"> Error(</text:span><text:span text:style-name="T32">"Invalid callback URL"</text:span><text:span text:style-name="T3">);</text:span></text:p>
      <text:p text:style-name="Standard"><text:span text:style-name="T3"><text:tab/><text:tab/>}</text:span></text:p>
      <text:p text:style-name="P25"><text:span text:style-name="T3"><text:tab/>}</text:span></text:p>
      <text:p text:style-name="P26"><text:span text:style-name="T13">Pop this in Auth class:</text:span></text:p>
      <text:p text:style-name="P43"><text:span text:style-name="T19"><text:tab/></text:span><text:span text:style-name="T3">handleAuthentication = () =&gt; {</text:span></text:p>
      <text:p text:style-name="Standard"><text:span text:style-name="T3"><text:tab/><text:tab/></text:span><text:span text:style-name="T29">this</text:span><text:span text:style-name="T3">.auth0.parseHash((err, authResult) =&gt; {</text:span></text:p>
      <text:p text:style-name="Standard"><text:span text:style-name="T3"><text:tab/><text:tab/><text:tab/></text:span><text:span text:style-name="T29">if</text:span><text:span text:style-name="T3"> (authResult &amp;&amp; authResult.accessToken &amp;&amp; authResult.idToken) {</text:span></text:p>
      <text:p text:style-name="Standard"><text:span text:style-name="T3"><text:tab/><text:tab/><text:tab/><text:tab/></text:span><text:span text:style-name="T29">this</text:span><text:span text:style-name="T3">.setSession(authResult);</text:span></text:p>
      <text:p text:style-name="Standard"><text:span text:style-name="T3"><text:tab/><text:tab/><text:tab/><text:tab/></text:span><text:span text:style-name="T29">this</text:span><text:span text:style-name="T3">.history.push(</text:span><text:span text:style-name="T32">"/"</text:span><text:span text:style-name="T3">);</text:span></text:p>
      <text:p text:style-name="Standard"><text:span text:style-name="T3"><text:tab/><text:tab/><text:tab/>}</text:span><text:span text:style-name="T29">else</text:span><text:span text:style-name="T3"> </text:span><text:span text:style-name="T29">if</text:span><text:span text:style-name="T3">(err){</text:span></text:p>
      <text:p text:style-name="Standard"><text:span text:style-name="T3"><text:tab/><text:tab/><text:tab/><text:tab/></text:span><text:span text:style-name="T29">this</text:span><text:span text:style-name="T3">.history.push(</text:span><text:span text:style-name="T32">"/"</text:span><text:span text:style-name="T3">);</text:span></text:p>
      <text:p text:style-name="Standard"><text:span text:style-name="T3"><text:tab/><text:tab/><text:tab/><text:tab/>alert(</text:span><text:span text:style-name="T32">`Error </text:span><text:span text:style-name="T29">${</text:span><text:span text:style-name="T3">err.error</text:span><text:span text:style-name="T29">}</text:span><text:span text:style-name="T32">. Check console for details.`</text:span><text:span text:style-name="T3">);</text:span></text:p>
      <text:p text:style-name="Standard"><text:span text:style-name="T3"><text:tab/><text:tab/><text:tab/><text:tab/>console.log(err);</text:span></text:p>
      <text:p text:style-name="Standard"><text:span text:style-name="T3"><text:tab/><text:tab/><text:tab/>}</text:span></text:p>
      <text:p text:style-name="P38"/>
      <text:p text:style-name="Standard"><text:span text:style-name="T3"><text:tab/><text:tab/>})</text:span></text:p>
      <text:p text:style-name="Standard"><text:span text:style-name="T3"><text:tab/>}</text:span></text:p>
      <text:p text:style-name="P38"/>
      <text:p text:style-name="Standard"><text:span text:style-name="T3"><text:tab/>setSession = authResult =&gt; {</text:span></text:p>
      <text:p text:style-name="Standard"><text:span text:style-name="T3"><text:tab/><text:tab/></text:span><text:span text:style-name="T29">const</text:span><text:span text:style-name="T3"> expiresAt = JSON.stringify(authResult.expiresIn * 1000 + </text:span><text:span text:style-name="T29">new</text:span><text:span text:style-name="T3"> Date().getTime());</text:span></text:p>
      <text:p text:style-name="Standard"><text:span text:style-name="T3"><text:tab/><text:tab/>localStorage.setItem(</text:span><text:span text:style-name="T32">"access_token"</text:span><text:span text:style-name="T3">, authResult.accessToken);</text:span></text:p>
      <text:p text:style-name="Standard"><text:span text:style-name="T3"><text:tab/><text:tab/>localStorage.setItem(</text:span><text:span text:style-name="T32">"id_token"</text:span><text:span text:style-name="T3">, authResult.idToken);</text:span></text:p>
      <text:p text:style-name="Standard"><text:span text:style-name="T3"><text:tab/><text:tab/>localStorage.setItem(</text:span><text:span text:style-name="T32">"expires_at"</text:span><text:span text:style-name="T3">, expiresAt);</text:span></text:p>
      <text:p text:style-name="P26"><text:span text:style-name="T3"><text:tab/>}</text:span></text:p>
      <text:p text:style-name="P16"><text:span text:style-name="T13"/></text:p>
      <text:p text:style-name="Standard"><text:span text:style-name="T3"><text:tab/>isAuthenticated(){</text:span></text:p>
      <text:p text:style-name="Standard"><text:span text:style-name="T3"><text:tab/><text:tab/></text:span><text:span text:style-name="T29">const</text:span><text:span text:style-name="T3"> expiresAt = JSON.parse(localStorage.get</text:span><text:span text:style-name="T9">Item</text:span><text:span text:style-name="T3">(</text:span><text:span text:style-name="T32">"expires_at"</text:span><text:span text:style-name="T3">));</text:span></text:p>
      <text:p text:style-name="Standard"><text:span text:style-name="T3"><text:tab/><text:tab/></text:span><text:span text:style-name="T29">return</text:span><text:span text:style-name="T3"> </text:span><text:span text:style-name="T29">new</text:span><text:span text:style-name="T3"> Date().getTime() &lt; expiresAt;</text:span></text:p>
      <text:p text:style-name="P16"><text:soft-page-break/><text:span text:style-name="T3"><text:tab/>}</text:span></text:p>
      <text:p text:style-name="P27"><text:span text:style-name="T13">Replace button in Home class with:</text:span></text:p>
      <text:p text:style-name="P27"><text:span text:style-name="T3"><text:tab/>{</text:span><text:span text:style-name="T29">this</text:span><text:span text:style-name="T3">.props.auth.isAuthenticated</text:span><text:span text:style-name="T5">()</text:span><text:span text:style-name="T3"> ? </text:span><text:span text:style-name="T8">(</text:span></text:p>
      <text:p text:style-name="Standard"><text:span text:style-name="T3"><text:tab/><text:tab/>&lt;</text:span><text:span text:style-name="T35">Link</text:span><text:span text:style-name="T3"> </text:span><text:span text:style-name="T41">to</text:span><text:span text:style-name="T3">=</text:span><text:span text:style-name="T44">"/profile"</text:span><text:span text:style-name="T3">&gt;</text:span><text:span text:style-name="T38">View profile</text:span><text:span text:style-name="T3">&lt;/</text:span><text:span text:style-name="T35">Link</text:span><text:span text:style-name="T3">&gt;</text:span></text:p>
      <text:p text:style-name="Standard"><text:span text:style-name="T3"><text:tab/>) : (</text:span></text:p>
      <text:p text:style-name="Standard"><text:span text:style-name="T3"><text:tab/><text:tab/>&lt;</text:span><text:span text:style-name="T35">button</text:span><text:span text:style-name="T3"> </text:span><text:span text:style-name="T41">onClick</text:span><text:span text:style-name="T3">={</text:span><text:span text:style-name="T29">this</text:span><text:span text:style-name="T3">.props.auth.login}&gt;</text:span><text:span text:style-name="T38">Log In</text:span><text:span text:style-name="T3">&lt;/</text:span><text:span text:style-name="T35">button</text:span><text:span text:style-name="T3">&gt;</text:span></text:p>
      <text:p text:style-name="P27"><text:span text:style-name="T3"><text:tab/>)}</text:span></text:p>
      <text:p text:style-name="P28"><text:span text:style-name="T13">Pop this in Auth.js:</text:span></text:p>
      <text:p text:style-name="P44"><text:span text:style-name="T20"><text:tab/></text:span><text:span text:style-name="T3">logout = () =&gt; {</text:span></text:p>
      <text:p text:style-name="Standard"><text:span text:style-name="T3"><text:tab/><text:tab/>localStorage.removeItem(</text:span><text:span text:style-name="T32">"access_token"</text:span><text:span text:style-name="T3">);</text:span></text:p>
      <text:p text:style-name="Standard"><text:span text:style-name="T3"><text:tab/><text:tab/>localStorage.removeItem(</text:span><text:span text:style-name="T32">"id_token"</text:span><text:span text:style-name="T3">);</text:span></text:p>
      <text:p text:style-name="Standard"><text:span text:style-name="T3"><text:tab/><text:tab/>localStorage.removeItem(</text:span><text:span text:style-name="T32">"expires_at"</text:span><text:span text:style-name="T3">);</text:span></text:p>
      <text:p text:style-name="Standard"><text:span text:style-name="T3"><text:tab/><text:tab/></text:span><text:span text:style-name="T29">this</text:span><text:span text:style-name="T3">.history.push(</text:span><text:span text:style-name="T32">"/"</text:span><text:span text:style-name="T3">);</text:span></text:p>
      <text:p text:style-name="P28"><text:span text:style-name="T3"><text:tab/>}</text:span></text:p>
      <text:p text:style-name="P29"><text:span text:style-name="T13">Add this link in Nav:</text:span></text:p>
      <text:p text:style-name="P49"><text:span text:style-name="T21"><text:tab/></text:span><text:span text:style-name="T7">&lt;</text:span><text:span text:style-name="T37">li</text:span><text:span text:style-name="T7">&gt;&lt;</text:span><text:span text:style-name="T37">button</text:span><text:span text:style-name="T40"> </text:span><text:span text:style-name="T43">onClick</text:span><text:span text:style-name="T7">={</text:span><text:span text:style-name="T29">this</text:span><text:span text:style-name="T3">.props.auth.</text:span><text:span text:style-name="T7">isAuthenticated() ? </text:span><text:span text:style-name="T31">this</text:span><text:span text:style-name="T7">.props.auth.logout : </text:span><text:span text:style-name="T31">this</text:span><text:span text:style-name="T7">.props.auth.login}&gt;{</text:span><text:span text:style-name="T31">this</text:span><text:span text:style-name="T3">.props.auth.</text:span><text:span text:style-name="T7">isAuthenticated() ? </text:span><text:span text:style-name="T46">"Log Out"</text:span><text:span text:style-name="T7"> : </text:span><text:span text:style-name="T46">"Log In"</text:span><text:span text:style-name="T7">}&lt;/</text:span><text:span text:style-name="T37">button</text:span><text:span text:style-name="T7">&gt;&lt;/</text:span><text:span text:style-name="T37">li</text:span><text:span text:style-name="T7">&gt;</text:span></text:p>
      <text:p text:style-name="P30"><text:span text:style-name="T13">Go to logout function in Auth.js and replace history.push line with:</text:span></text:p>
      <text:p text:style-name="P45"><text:span text:style-name="T22"><text:tab/></text:span><text:span text:style-name="T29">this</text:span><text:span text:style-name="T3">.auth0.logout({</text:span></text:p>
      <text:p text:style-name="Standard"><text:span text:style-name="T3"><text:tab/><text:tab/>clientID: process.env.REACT_APP_AUTH0_CLIENT_ID,</text:span></text:p>
      <text:p text:style-name="Standard"><text:span text:style-name="T3"><text:tab/><text:tab/>returnTo: </text:span><text:span text:style-name="T32">"http://localhost:3000"</text:span></text:p>
      <text:p text:style-name="P30"><text:span text:style-name="T3"><text:tab/>})</text:span></text:p>
      <text:p text:style-name="P31"><text:span text:style-name="T13">Go to Auth0 dashboard and set Allowed Logout URLs to </text:span><text:a xlink:type="simple" xlink:href="http://localhost:3000/" text:style-name="Internet_20_link" text:visited-style-name="Visited_20_Internet_20_Link">http://localhost:3000</text:a><text:span text:style-name="T13"> and save changes</text:span></text:p>
      <text:p text:style-name="P32"><text:span text:style-name="T13">Add two more functions to Auth.js:</text:span></text:p>
      <text:p text:style-name="P46"><text:span text:style-name="T23"><text:tab/></text:span><text:span text:style-name="T3">getAccessToken = () =&gt; {</text:span></text:p>
      <text:p text:style-name="Standard"><text:span text:style-name="T3"><text:tab/><text:tab/></text:span><text:span text:style-name="T29">const</text:span><text:span text:style-name="T3"> accessToken = localStorage.getItem(</text:span><text:span text:style-name="T32">"access_token"</text:span><text:span text:style-name="T3">);</text:span></text:p>
      <text:p text:style-name="Standard"><text:span text:style-name="T3"><text:tab/><text:tab/></text:span><text:span text:style-name="T29">if</text:span><text:span text:style-name="T3"> (!accessToken) {</text:span></text:p>
      <text:p text:style-name="Standard"><text:span text:style-name="T3"><text:tab/><text:tab/><text:tab/></text:span><text:span text:style-name="T29">throw</text:span><text:span text:style-name="T3"> </text:span><text:span text:style-name="T29">new</text:span><text:span text:style-name="T3"> Error(</text:span><text:span text:style-name="T32">"No access token found."</text:span><text:span text:style-name="T3">);</text:span></text:p>
      <text:p text:style-name="Standard"><text:span text:style-name="T3"><text:tab/><text:tab/>}</text:span></text:p>
      <text:p text:style-name="Standard"><text:span text:style-name="T3"><text:tab/><text:tab/></text:span><text:span text:style-name="T29">return</text:span><text:span text:style-name="T3"> accessToken;</text:span></text:p>
      <text:p text:style-name="Standard"><text:span text:style-name="T3"><text:tab/>};</text:span></text:p>
      <text:p text:style-name="P38"/>
      <text:p text:style-name="Standard"><text:span text:style-name="T3"><text:tab/>getProfile = cb =&gt; {</text:span></text:p>
      <text:p text:style-name="Standard"><text:span text:style-name="T3"><text:tab/><text:tab/></text:span><text:span text:style-name="T29">if</text:span><text:span text:style-name="T3"> (</text:span><text:span text:style-name="T29">this</text:span><text:span text:style-name="T3">.userProfile) </text:span><text:span text:style-name="T29">return</text:span><text:span text:style-name="T3"> cb(</text:span><text:span text:style-name="T29">this</text:span><text:span text:style-name="T3">.userProfile);</text:span></text:p>
      <text:p text:style-name="Standard"><text:span text:style-name="T3"><text:tab/><text:tab/></text:span><text:span text:style-name="T29">this</text:span><text:span text:style-name="T3">.auth0.client.userInfo(</text:span><text:span text:style-name="T29">this</text:span><text:span text:style-name="T3">.getAccessToken(), (err, profile) =&gt; {</text:span></text:p>
      <text:p text:style-name="Standard"><text:span text:style-name="T3"><text:tab/><text:tab/><text:tab/></text:span><text:span text:style-name="T29">if</text:span><text:span text:style-name="T3"> (profile) </text:span><text:span text:style-name="T29">this</text:span><text:span text:style-name="T3">.userProfile = profile;</text:span></text:p>
      <text:p text:style-name="Standard"><text:span text:style-name="T3"><text:tab/><text:tab/><text:tab/>cb(profile, err);</text:span></text:p>
      <text:p text:style-name="Standard"><text:span text:style-name="T3"><text:tab/><text:tab/>});</text:span></text:p>
      <text:p text:style-name="P32"><text:span text:style-name="T3"><text:tab/>};</text:span></text:p>
      <text:p text:style-name="P33"><text:span text:style-name="T13">Add </text:span><text:span text:style-name="T29">this</text:span><text:span text:style-name="T3">.userProfile = </text:span><text:span text:style-name="T29">null</text:span><text:span text:style-name="T3">;</text:span><text:span text:style-name="T26"> to Auth class constructor </text:span><text:span text:style-name="T27">and also to logout function</text:span></text:p>
      <text:p text:style-name="P36"><text:span text:style-name="T28">Change profile route in App.js to </text:span><text:span text:style-name="T6">&lt;</text:span><text:span text:style-name="T35">Route</text:span><text:span text:style-name="T38"> </text:span><text:span text:style-name="T41">path</text:span><text:span text:style-name="T3">=</text:span><text:span text:style-name="T44">"/profile"</text:span><text:span text:style-name="T38"> </text:span><text:span text:style-name="T41">render</text:span><text:span text:style-name="T3">={props =&gt; </text:span><text:span text:style-name="T29">this</text:span><text:span text:style-name="T3">.auth.isAuthenticated() ? &lt;</text:span><text:span text:style-name="T35">Profile</text:span><text:span text:style-name="T3"> </text:span><text:span text:style-name="T41">auth</text:span><text:span text:style-name="T3">={</text:span><text:span text:style-name="T29">this</text:span><text:span text:style-name="T3">.auth} {...props}/&gt; : &lt;</text:span><text:span text:style-name="T35">Redirect</text:span><text:span text:style-name="T3"> </text:span><text:span text:style-name="T41">to</text:span><text:span text:style-name="T3">=</text:span><text:span text:style-name="T44">"/"</text:span><text:span text:style-name="T3">/&gt;}/&gt;</text:span></text:p>
      <text:p text:style-name="P34"><text:span text:style-name="T13">Add this to Profile.js</text:span></text:p>
      <text:p text:style-name="P47"><text:span text:style-name="T24"><text:tab/></text:span><text:span text:style-name="T3">state = {</text:span></text:p>
      <text:p text:style-name="Standard"><text:span text:style-name="T3"><text:tab/><text:tab/>profile: </text:span><text:span text:style-name="T29">null</text:span><text:span text:style-name="T3">,</text:span></text:p>
      <text:p text:style-name="Standard"><text:span text:style-name="T3"><text:tab/><text:tab/>error: </text:span><text:span text:style-name="T32">""</text:span></text:p>
      <text:p text:style-name="Standard"><text:span text:style-name="T3"><text:tab/>}</text:span></text:p>
      <text:p text:style-name="Standard"><text:span text:style-name="T3"><text:tab/>componentDidMount(){</text:span></text:p>
      <text:p text:style-name="Standard"><text:span text:style-name="T3"><text:tab/><text:tab/></text:span><text:span text:style-name="T29">this</text:span><text:span text:style-name="T3">.loadUserProfile();</text:span></text:p>
      <text:p text:style-name="Standard"><text:span text:style-name="T3"><text:tab/>}</text:span></text:p>
      <text:p text:style-name="Standard"><text:span text:style-name="T3"><text:tab/>loadUserProfile(){</text:span></text:p>
      <text:p text:style-name="Standard"><text:span text:style-name="T3"><text:tab/><text:tab/></text:span><text:span text:style-name="T29">this</text:span><text:span text:style-name="T3">.props.auth.getProfile((profile, error) =&gt; </text:span><text:span text:style-name="T29">this</text:span><text:span text:style-name="T3">.setState({profile, error}))</text:span></text:p>
      <text:p text:style-name="P34"><text:span text:style-name="T3"><text:tab/>}</text:span></text:p>
      <text:p text:style-name="P35"><text:span text:style-name="T13">Replace Profile’s render with this:</text:span></text:p>
      <text:p text:style-name="P48"><text:span text:style-name="T25"><text:tab/></text:span><text:span text:style-name="T3">render() {</text:span></text:p>
      <text:p text:style-name="Standard"><text:span text:style-name="T3"><text:tab/><text:tab/></text:span><text:span text:style-name="T29">const</text:span><text:span text:style-name="T3"> {profile} = </text:span><text:span text:style-name="T29">this</text:span><text:span text:style-name="T3">.state;</text:span></text:p>
      <text:p text:style-name="Standard"><text:span text:style-name="T3"><text:tab/><text:tab/></text:span><text:span text:style-name="T29">if</text:span><text:span text:style-name="T3"> (!profile) </text:span><text:span text:style-name="T29">return</text:span><text:span text:style-name="T3"> </text:span><text:span text:style-name="T29">null</text:span><text:span text:style-name="T3">;</text:span></text:p>
      <text:p text:style-name="Standard"><text:soft-page-break/><text:span text:style-name="T3"><text:tab/><text:tab/></text:span><text:span text:style-name="T29">return</text:span><text:span text:style-name="T3"> (</text:span></text:p>
      <text:p text:style-name="Standard"><text:span text:style-name="T3"><text:tab/><text:tab/><text:tab/>&lt;</text:span><text:span text:style-name="T35">div</text:span><text:span text:style-name="T3">&gt;</text:span></text:p>
      <text:p text:style-name="Standard"><text:span text:style-name="T38"><text:tab/><text:tab/><text:tab/><text:tab/></text:span><text:span text:style-name="T3">&lt;</text:span><text:span text:style-name="T35">h1</text:span><text:span text:style-name="T3">&gt;</text:span><text:span text:style-name="T38">Profile</text:span><text:span text:style-name="T3">&lt;/</text:span><text:span text:style-name="T35">h1</text:span><text:span text:style-name="T3">&gt;</text:span></text:p>
      <text:p text:style-name="Standard"><text:span text:style-name="T38"><text:tab/><text:tab/><text:tab/><text:tab/></text:span><text:span text:style-name="T3">&lt;</text:span><text:span text:style-name="T35">p</text:span><text:span text:style-name="T3">&gt;{profile.nickname}&lt;/</text:span><text:span text:style-name="T35">p</text:span><text:span text:style-name="T3">&gt;</text:span></text:p>
      <text:p text:style-name="Standard"><text:span text:style-name="T38"><text:tab/><text:tab/><text:tab/><text:tab/></text:span><text:span text:style-name="T3">&lt;</text:span><text:span text:style-name="T35">img</text:span><text:span text:style-name="T38"> </text:span><text:span text:style-name="T41">style</text:span><text:span text:style-name="T3">={{maxWidth: 50, maxHeight: 50}}</text:span><text:span text:style-name="T38"> </text:span><text:span text:style-name="T41">src</text:span><text:span text:style-name="T3">={profile.picture}</text:span><text:span text:style-name="T38"> </text:span><text:span text:style-name="T41">alt</text:span><text:span text:style-name="T3">=</text:span><text:span text:style-name="T44">"profile pic"</text:span><text:span text:style-name="T3">/&gt;</text:span></text:p>
      <text:p text:style-name="Standard"><text:span text:style-name="T38"><text:tab/><text:tab/><text:tab/><text:tab/></text:span><text:span text:style-name="T3">&lt;</text:span><text:span text:style-name="T35">pre</text:span><text:span text:style-name="T3">&gt;{JSON.stringify(profile, </text:span><text:span text:style-name="T29">null</text:span><text:span text:style-name="T3">, 2)}&lt;/</text:span><text:span text:style-name="T35">pre</text:span><text:span text:style-name="T3">&gt;</text:span></text:p>
      <text:p text:style-name="Standard"><text:span text:style-name="T38"><text:tab/><text:tab/><text:tab/></text:span><text:span text:style-name="T3">&lt;/</text:span><text:span text:style-name="T35">div</text:span><text:span text:style-name="T3">&gt;</text:span></text:p>
      <text:p text:style-name="Standard"><text:span text:style-name="T3"><text:tab/><text:tab/>);</text:span></text:p>
      <text:p text:style-name="P35"><text:span text:style-name="T3"><text:tab/>}</text:span></text:p>
      <text:p text:style-name="P16"><text:span text:style-name="T13"/></text:p>
      <text:p text:style-name="P16"><text:span text:style-name="T13"/></text:p>
      <text:p text:style-name="P16"><text:span text:style-name="T13"/></text:p>
      <text:p text:style-name="P16"><text:span text:style-name="T13"/></text:p>
      <text:p text:style-name="P16"><text:span text:style-name="T13"/></text:p>
      <text:p text:style-name="P16"><text:span text:style-name="T13"/></text:p>
      <text:p text:style-name="P16"><text:span text:style-name="T13"/></text:p>
      <text:p text:style-name="P16"><text:span text:style-name="T13"/></text:p>
      <text:p text:style-name="P16"><text:span text:style-name="T13"/></text:p>
      <text:p text:style-name="P16"><text:span text:style-name="T13"/></text:p>
      <text:p text:style-name="P16"><text:span text:style-name="T13"/></text:p>
      <text:p text:style-name="P16"><text:span text:style-name="T13"/></text:p>
      <text:p text:style-name="P16"><text:span text:style-name="T13"/></text:p>
      <text:p text:style-name="P16"><text:span text:style-name="T13"/></text:p>
      <text:p text:style-name="P16"><text:span text:style-name="T13"/></text:p>
      <text:p text:style-name="P16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PH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15:22:11.117000000</meta:creation-date>
    <dc:date>2019-03-28T22:26:59.084000000</dc:date>
    <meta:editing-duration>PT6H54M17S</meta:editing-duration>
    <meta:editing-cycles>45</meta:editing-cycles>
    <meta:generator>LibreOffice/6.0.7.3$Windows_X86_64 LibreOffice_project/dc89aa7a9eabfd848af146d5086077aeed2ae4a5</meta:generator>
    <meta:document-statistic meta:table-count="0" meta:image-count="0" meta:object-count="0" meta:page-count="4" meta:paragraph-count="161" meta:word-count="590" meta:character-count="5141" meta:non-whitespace-character-count="4476"/>
  </office:meta>
</office:document-meta>
</file>